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4.8063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3.1555in"/>
    </style:style>
    <style:style style:name="co13" style:family="table-column">
      <style:table-column-properties fo:break-before="auto" style:column-width="12.6437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2.9835in"/>
    </style:style>
    <style:style style:name="co16" style:family="table-column">
      <style:table-column-properties fo:break-before="auto" style:column-width="3.0874in"/>
    </style:style>
    <style:style style:name="co17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Sapkota et al., 2021</text:p>
          </table:table-cell>
        </table:table-row>
        <table:table-row table:style-name="ro1">
          <table:table-cell office:value-type="string" calcext:value-type="string">
            <text:p>K2O</text:p>
          </table:table-cell>
          <table:table-cell office:value-type="string" calcext:value-type="string">
            <text:p>Potassium chloride</text:p>
          </table:table-cell>
          <table:table-cell office:value-type="string" calcext:value-type="string">
            <text:p>Torabian et al., 202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Bergfeldt et al., 2018</text:p>
          </table:table-cell>
        </table:table-row>
        <table:table-row table:style-name="ro1">
          <table:table-cell office:value-type="string" calcext:value-type="string">
            <text:p>CaO</text:p>
          </table:table-cell>
          <table:table-cell office:value-type="string" calcext:value-type="string">
            <text:p>Calcium oxide</text:p>
          </table:table-cell>
          <table:table-cell office:value-type="string" calcext:value-type="string">
            <text:p>Habte et al., 2019</text:p>
          </table:table-cell>
        </table:table-row>
        <table:table-row table:style-name="ro1">
          <table:table-cell office:value-type="string" calcext:value-type="string">
            <text:p>MgO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Chaudhry et al., 2021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</table:table>
      <table:table table:name="Sheet2" table:style-name="ta1">
        <table:shapes>
          <draw:frame draw:z-index="1" draw:name="embedded object (OLE) 2" draw:style-name="gr1" draw:text-style-name="P1" svg:width="1.8469in" svg:height="0.4358in" svg:x="4.3043in" svg:y="1.0154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3" draw:style-name="gr1" draw:text-style-name="P1" svg:width="2.8902in" svg:height="0.4358in" svg:x="3.6303in" svg:y="0.3039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4" draw:style-name="gr1" draw:text-style-name="P1" svg:width="1.6024in" svg:height="0.4358in" svg:x="4.3004in" svg:y="2.4264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" table:number-columns-repeated="1020" table:default-cell-style-name="ce2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I</text:p>
          </table:table-cell>
          <table:table-cell office:value-type="string" calcext:value-type="string">
            <text:p>Enhanced Vegetation Index</text:p>
          </table:table-cell>
          <table:table-cell/>
          <table:table-cell office:value-type="string" calcext:value-type="string">
            <text:p>Liu and Huete (1995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NDVI</text:p>
          </table:table-cell>
          <table:table-cell office:value-type="string" calcext:value-type="string">
            <text:p>Green Normalized Difference Vegetation Index</text:p>
          </table:table-cell>
          <table:table-cell/>
          <table:table-cell office:value-type="string" calcext:value-type="string">
            <text:p>Gitelson et al. (1996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VI</text:p>
          </table:table-cell>
          <table:table-cell office:value-type="string" calcext:value-type="string">
            <text:p>Normalized difference vegetation Index</text:p>
          </table:table-cell>
          <table:table-cell>
            <draw:frame table:end-cell-address="Sheet2.C4" table:end-x="2.3787in" table:end-y="0.5846in" draw:z-index="0" draw:name="embedded object (OLE) 1" draw:style-name="gr1" draw:text-style-name="P1" svg:width="1.5138in" svg:height="0.4358in" svg:x="0.865in" svg:y="0.1488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 calcext:value-type="string">
            <text:p>Kriegler et al. (1969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WI</text:p>
          </table:table-cell>
          <table:table-cell office:value-type="string" calcext:value-type="string">
            <text:p>Normalized Difference Water Index</text:p>
          </table:table-cell>
          <table:table-cell/>
          <table:table-cell office:value-type="string" calcext:value-type="string">
            <text:p>Gao (1996)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FE proces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els ML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Weather station variables</text:p>
          </table:table-cell>
          <table:table-cell office:value-type="string" calcext:value-type="string">
            <text:p>RFE1</text:p>
          </table:table-cell>
          <table:table-cell office:value-type="string" calcext:value-type="string">
            <text:p>Recursive feature elimination including Field, WS,and RS from Sentinel-1</text:p>
          </table:table-cell>
          <table:table-cell office:value-type="string" calcext:value-type="string">
            <text:p>ML S1</text:p>
          </table:table-cell>
          <table:table-cell office:value-type="string" calcext:value-type="string">
            <text:p>Machine Learning Model including RFE1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ield variables</text:p>
          </table:table-cell>
          <table:table-cell office:value-type="string" calcext:value-type="string">
            <text:p>RFE2</text:p>
          </table:table-cell>
          <table:table-cell office:value-type="string" calcext:value-type="string">
            <text:p>Recursive feature elimination including Field, WS,and RS from Sentinel-2</text:p>
          </table:table-cell>
          <table:table-cell office:value-type="string" calcext:value-type="string">
            <text:p>ML S2</text:p>
          </table:table-cell>
          <table:table-cell office:value-type="string" calcext:value-type="string">
            <text:p>Machine Learning Model including RFE2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Remote Sensing variables</text:p>
          </table:table-cell>
          <table:table-cell office:value-type="string" calcext:value-type="string">
            <text:p>RFE1 &amp; RFE2</text:p>
          </table:table-cell>
          <table:table-cell office:value-type="string" calcext:value-type="string">
            <text:p>Recursive feature elimination including Field, WS,and RS from Sentinel-1 &amp; Sentinel-2</text:p>
          </table:table-cell>
          <table:table-cell office:value-type="string" calcext:value-type="string">
            <text:p>ML S1 &amp; S2</text:p>
          </table:table-cell>
          <table:table-cell office:value-type="string" calcext:value-type="string">
            <text:p>Machine Learning Model including RFE1 &amp; RFE2</text:p>
          </table:table-cell>
        </table:table-row>
      </table:table>
      <table:table table:name="Sheet4" table:style-name="ta1">
        <table:table-column table:style-name="co13" table:default-cell-style-name="Default"/>
        <table:table-row table:style-name="ro1">
          <table:table-cell office:value-type="string" calcext:value-type="string">
            <text:p>Amit, Y. &amp; Geman, D. (1997). Shape Quantization and Recognition with Randomized Trees. Neural Computation, 9(7), 1545–1588. doi:10.1162/neco.1997.9.7.1545</text:p>
          </table:table-cell>
        </table:table-row>
        <table:table-row table:style-name="ro1">
          <table:table-cell office:value-type="string" calcext:value-type="string">
            <text:p>Aparicio, N., Villegas, D., Casadesus, J., Araus, J. L. &amp; Royo, C. (2000). Spectral Vegetation Indices as Nondestructive Tools for Determining Durum Wheat Yield. Agronomy Journal, 92(1), 83. doi:10.2134/agronj2000.92183x</text:p>
          </table:table-cell>
        </table:table-row>
        <table:table-row table:style-name="ro1">
          <table:table-cell office:value-type="string" calcext:value-type="string">
            <text:p>Ballesteros, R., Intrigliolo, D. S., Ortega, J. F., Ramírez-Cuesta, J. M., Buesa, I. &amp; Moreno, M. A. (2020). Vineyard yield estimation by combining remote sensing, computer vision and artificial neural network techniques. Precision Agriculture, 21(6), 1242–1262. doi:10.1007/s11119-020-09717-3</text:p>
          </table:table-cell>
        </table:table-row>
        <table:table-row table:style-name="ro1">
          <table:table-cell office:value-type="string" calcext:value-type="string">
            <text:p>Baskerville, G. L. &amp; Emin, P. (1969). Rapid Estimation of Heat Accumulation from Maximum and Minimum Temperatures. Ecology, 50(3), 514–517. doi:10.2307/1933912 </text:p>
          </table:table-cell>
        </table:table-row>
        <table:table-row table:style-name="ro1">
          <table:table-cell office:value-type="string" calcext:value-type="string">
            <text:p>Bergfeldt, B., Tomasi Morgano, M., Leibold, H., Richter, F. &amp; Stapf, D. (2018). Recovery of Phosphorus and other Nutrients during Pyrolysis of Chicken Manure. Agriculture, 8(12), 187. doi:10.3390/agriculture8120187</text:p>
          </table:table-cell>
        </table:table-row>
        <table:table-row table:style-name="ro1">
          <table:table-cell office:value-type="string" calcext:value-type="string">
            <text:p>Bonnefoy-Claudet, S., Baize, S., Bonilla, L., Berge-Thierry, C., Pasten, C., Campos, J., Volant, P. &amp; Verdugo, R. (2009). Site effect evaluation in the basin of Santiago de Chile using ambient noise measurements. Geophysical Journal International, 176(3), 925–937. doi:10.1111/j.1365-246x.2008.04020.x </text:p>
          </table:table-cell>
        </table:table-row>
        <table:table-row table:style-name="ro1">
          <table:table-cell office:value-type="string" calcext:value-type="string">
            <text:p>Bootsma, A. (1994). Long term (100 yr) climatic trends for agriculture at selected locations in Canada. Climatic Change, 26(1), 65–88. doi:10.1007/bf01094009</text:p>
          </table:table-cell>
        </table:table-row>
        <table:table-row table:style-name="ro1">
          <table:table-cell office:value-type="string" calcext:value-type="string">
            <text:p>Boulesteix, A.-L., Janitza, S., Kruppa, J. &amp; König, I. R. (2012). Overview of random forest methodology and practical guidance with emphasis on computational biology and bioinformatics. Wiley Interdisciplinary Reviews: Data Mining and Knowledge Discovery, 2(6), 493–507. doi:10.1002/widm.1072 </text:p>
          </table:table-cell>
        </table:table-row>
        <table:table-row table:style-name="ro1">
          <table:table-cell office:value-type="string" calcext:value-type="string">
            <text:p>Breiman, L. (1996). Bagging predictors. Machine Learning, 24(2), 123–140. doi:10.1007/bf00058655</text:p>
          </table:table-cell>
        </table:table-row>
        <table:table-row table:style-name="ro1">
          <table:table-cell office:value-type="string" calcext:value-type="string">
            <text:p>Breiman, L. (2001). Machine Learning, 45(1), 5–32. doi:10.1023/a:1010933404324</text:p>
          </table:table-cell>
        </table:table-row>
        <table:table-row table:style-name="ro1">
          <table:table-cell office:value-type="string" calcext:value-type="string">
            <text:p>Breiman, L., Friedman, J. H., Olshen, R. A. &amp; Stone C. J. (1984). Classification and Regression Trees. Chapman &amp; Hall. doi:https://doi.org/10.1201/9781315139470</text:p>
          </table:table-cell>
        </table:table-row>
        <table:table-row table:style-name="ro1">
          <table:table-cell office:value-type="string" calcext:value-type="string">
            <text:p>Brown, G. (2017) Ensemble Learning. In: Sammut C., Webb G.I. (eds) Encyclopedia of Machine Learning and Data Mining. Springer, Boston, MA. doi:<text:a xlink:href="https://doi.org/10.1007/978-1-4899-7687-1_252" xlink:type="simple">https://doi.org/10.1007/978-1-4899-7687-1_252</text:a></text:p>
          </table:table-cell>
        </table:table-row>
        <table:table-row table:style-name="ro1">
          <table:table-cell office:value-type="string" calcext:value-type="string">
            <text:p>Bulatovic-Danilovich, M. (2019) Consumer Horticulture Specialist, WVU Extension Service, Agriculture and Natural Resources.</text:p>
          </table:table-cell>
        </table:table-row>
        <table:table-row table:style-name="ro1">
          <table:table-cell office:value-type="string" calcext:value-type="string">
            <text:p>Buschmann, C. &amp; Nagel, E. (1993). In vivo spectroscopy and internal optics of leaves as basis for remote sensing of vegetation. International Journal of Remote Sensing, 14(4), 711–722. doi:10.1080/01431169308904370</text:p>
          </table:table-cell>
        </table:table-row>
        <table:table-row table:style-name="ro1">
          <table:table-cell office:value-type="string" calcext:value-type="string">
            <text:p>Cesaraccio, C. , Spano, D., Duce, P., Snyder, R. L. (2001). An improved model for determining degree-day values from daily temperature data. International Journal of Biometeorology, 45(4), 161–169. doi:10.1007/s004840100104</text:p>
          </table:table-cell>
        </table:table-row>
        <table:table-row table:style-name="ro1">
          <table:table-cell office:value-type="string" calcext:value-type="string">
            <text:p>Chaudhry, A. H., Nayab, S., Hussain, S. B., Ali, M. &amp; Pan, Z. (2021). Current Understandings on Magnesium Deficiency and Future Outlooks for Sustainable Agriculture. International Journal of Molecular Sciences, 22(4), 1819. doi:10.3390/ijms22041819 </text:p>
          </table:table-cell>
        </table:table-row>
        <table:table-row table:style-name="ro1">
          <table:table-cell office:value-type="string" calcext:value-type="string">
            <text:p>Chuine, I., García de Cortazar-Atauri I., Kramer K. &amp; Hänninen H. (2013). Plant development models. In M. D. Schwartz (Ed.), Phenology: An Integrative Environmental Science (pp. 275–293. Dordrecht: Springer Netherlands. doi:10.1007/978-94-007-6925-0_15</text:p>
          </table:table-cell>
        </table:table-row>
        <table:table-row table:style-name="ro1">
          <table:table-cell office:value-type="string" calcext:value-type="string">
            <text:p>Clevers, J. G. P. W., &amp; Gitelson, A. (2013). Remote estimation of crop and grass chlorophyll and nitrogen content using red-edge bands on Sentinel-2 and -3. International Journal of Applied Earth Observation and Geoinformation, 23, 344–351. doi:10.1016/j.jag.2012.10.008</text:p>
          </table:table-cell>
        </table:table-row>
        <table:table-row table:style-name="ro1">
          <table:table-cell office:value-type="string" calcext:value-type="string">
            <text:p>Clevers, J., Kooistra, L. &amp; van den Brande, M. (2017). Using Sentinel-2 Data for Retrieving LAI and Leaf and Canopy Chlorophyll Content of a Potato Crop. Remote Sensing, 9(5), 405. doi:10.3390/rs9050405</text:p>
          </table:table-cell>
        </table:table-row>
        <table:table-row table:style-name="ro1">
          <table:table-cell office:value-type="string" calcext:value-type="string">
            <text:p>Coombe, B. G. (1995). Growth Stages of the Grapevine: Adoption of a system for identifying grapevine growth stages. Australian Journal of Grape and Wine Research, 1(2), 104–110. doi:10.1111/j.1755-0238.1995.tb00086.x </text:p>
          </table:table-cell>
        </table:table-row>
        <table:table-row table:style-name="ro1">
          <table:table-cell office:value-type="string" calcext:value-type="string">
            <text:p>Crane-Droesch, A. (2018). Machine learning methods for crop yield prediction and climate change impact assessment in agriculture. Environmental Research Letters. doi:10.1088/1748-9326/aae159</text:p>
          </table:table-cell>
        </table:table-row>
        <table:table-row table:style-name="ro1">
          <table:table-cell office:value-type="string" calcext:value-type="string">
            <text:p>Daughtry, C. (2000). Estimating Corn Leaf Chlorophyll Concentration from Leaf and Canopy Reflectance. Remote Sensing of Environment, 74(2), 229–239. doi:10.1016/s0034-4257(00)00113-9</text:p>
          </table:table-cell>
        </table:table-row>
        <table:table-row table:style-name="ro1">
          <table:table-cell office:value-type="string" calcext:value-type="string">
            <text:p>De Carvalho, J., Almeida Monteiro, J., Nakai, A. M. &amp; Assad, E. D. (2017). Model for Multiple Imputation to Estimate Daily Rainfall Data and Filling of Faults. Revista Brasileira de Meteorologia, 32(4), 575–583. doi:10.1590/0102-7786324006 </text:p>
          </table:table-cell>
        </table:table-row>
        <table:table-row table:style-name="ro1">
          <table:table-cell office:value-type="string" calcext:value-type="string">
            <text:p>Dellinger, A.E., Schmidt, J.P., &amp; Beegle, D.B. (2008). Developing nitrogen fertilizer recommendations for corn using an active sensor. Agron. J. 100:1546–1552. doi:10.2134/agronj2007.0386</text:p>
          </table:table-cell>
        </table:table-row>
        <table:table-row table:style-name="ro1">
          <table:table-cell office:value-type="string" calcext:value-type="string">
            <text:p>Demarchi, L., Kania, A., Ciężkowski, W., Piórkowski, H., Oświecimska-Piasko, Z. &amp; Chormański, J. (2020). Recursive Feature Elimination and Random Forest Classification of Natura 2000 Grasslands in Lowland River Valleys of Poland Based on Airborne Hyperspectral and LiDAR Data Fusion. Remote Sensing, 12(11), 1842. doi:10.3390/rs12111842</text:p>
          </table:table-cell>
        </table:table-row>
        <table:table-row table:style-name="ro1">
          <table:table-cell office:value-type="string" calcext:value-type="string">
            <text:p>Díaz-Uriarte, R. &amp; Alvarez de Andrés, S. (2006). BMC Bioinformatics, 7(1), 3. doi:10.1186/1471-2105-7-3 </text:p>
          </table:table-cell>
        </table:table-row>
        <table:table-row table:style-name="ro1">
          <table:table-cell office:value-type="string" calcext:value-type="string">
            <text:p>Dokoozlian, N., Luvisi, D., Moriyama, M. &amp; Schrader, P. (1995). Cultural practices improve color, size of ‘Crimson Seedless’. California Agriculture. 49. 36-40. doi:10.3733/ca.v049n02p36.</text:p>
          </table:table-cell>
        </table:table-row>
        <table:table-row table:style-name="ro1">
          <table:table-cell office:value-type="string" calcext:value-type="string">
            <text:p>Drusch, M., Del Bello, U., Carlier, S., Colin, O., Fernandez, V., Gascon, F., Hoersch, B., Isola, C., Laberinti, P. &amp; Martimort, P. (2012) Sentinel-2: ESA’s optical high-resolution mission for GMES operational services.Remote Sens.Environ,120, 25–36.</text:p>
          </table:table-cell>
        </table:table-row>
        <table:table-row table:style-name="ro1">
          <table:table-cell office:value-type="string" calcext:value-type="string">
            <text:p>Dwyer, L. M., Stewart, D. W., Carrigan, L., Ma, B. L., Neave, P. &amp; Balchin, D. (1999). Guidelines for Comparisons among Different Maize Maturity Rating Systems. Agronomy Journal, 91(6), 946. doi:10.2134/agronj1999.916946x</text:p>
          </table:table-cell>
        </table:table-row>
        <table:table-row table:style-name="ro1">
          <table:table-cell office:value-type="string" calcext:value-type="string">
            <text:p>Fawagreh, K., Gaber, M. M. &amp; Elyan, E. (2014). Random forests: from early developments to recent advancements. Systems Science &amp; Control Engineering, 2(1), 602–609. doi:10.1080/21642583.2014.956265</text:p>
          </table:table-cell>
        </table:table-row>
        <table:table-row table:style-name="ro1">
          <table:table-cell office:value-type="string" calcext:value-type="string">
            <text:p>Fealy <text:s/>R., &amp; <text:s/>Fealy <text:s/>Re. (2008) The <text:s/>spatial <text:s/>variation <text:s/>in <text:s/>degree <text:s/>days <text:s/>derived <text:s text:c="2"/>from <text:s text:c="2"/>locational <text:s text:c="2"/>attributes <text:s text:c="2"/>for <text:s text:c="2"/>the <text:s text:c="2"/>1961 <text:s text:c="2"/>to <text:s text:c="2"/>1990 <text:s text:c="2"/>period. <text:s/>Irish Journal of Agricultural and Food Research 47: 1-11.</text:p>
          </table:table-cell>
        </table:table-row>
        <table:table-row table:style-name="ro1">
          <table:table-cell office:value-type="string" calcext:value-type="string">
            <text:p>Fernández-González, M., Rajo, F. J., Escuredo, O. &amp; Aira, M. (2013). Influence of thermal requirement in the aerobiological and phenological behavior of two grapevine varieties. Aerobiologia. 29. doi:10.1007/s10453-013-9302-6.</text:p>
          </table:table-cell>
        </table:table-row>
        <table:table-row table:style-name="ro1">
          <table:table-cell office:value-type="string" calcext:value-type="string">
            <text:p>Førland, E. J., Skaugen, T. E., Benestad, R. E., Hanssen-Bauer, I. &amp; Tveito, O. E. (2004). Variations in Thermal Growing, Heating, and Freezing Indices in the Nordic Arctic, 1900–2050. Arctic, Antarctic, and Alpine Research, 36(3), 347–356. doi:10.1657/1523-0430(2004)036[0347:vitgha]2.0.co;2 </text:p>
          </table:table-cell>
        </table:table-row>
        <table:table-row table:style-name="ro1">
          <table:table-cell office:value-type="string" calcext:value-type="string">
            <text:p>Frampton, W. J., Dash, J., Watmough, G. &amp; Milton, E. J. (2013). Evaluating the capabilities of Sentinel-2 for quantitative estimation of biophysical variables in vegetation. ISPRS Journal of Photogrammetry and Remote Sensing, 82, 83–92. doi:10.1016/j.isprsjprs.2013.04.007</text:p>
          </table:table-cell>
        </table:table-row>
        <table:table-row table:style-name="ro1">
          <table:table-cell office:value-type="string" calcext:value-type="string">
            <text:p>Ganeva, D., Roumenina, E., Jelev, G., Banov, M., Krasteva, V. &amp; Kolchakov, V. (2019). Applicability of parametric and nonparametric regression models for retrieval of crop canopy parameters for winter rapeseed and wheat crops using Sentinel-2 multispectral data. 44. doi:10.1117/12.2533651.</text:p>
          </table:table-cell>
        </table:table-row>
        <table:table-row table:style-name="ro1">
          <table:table-cell office:value-type="string" calcext:value-type="string">
            <text:p>Gao, B. (1996). NDWI—A normalized difference water index for remote sensing of vegetation liquid water from space. Remote Sensing of Environment, 58(3), 257–266. doi:10.1016/s0034-4257(96)00067-3 </text:p>
          </table:table-cell>
        </table:table-row>
        <table:table-row table:style-name="ro1">
          <table:table-cell office:value-type="string" calcext:value-type="string">
            <text:p>Garcia de Cortazar-Atauri, I., Brisson, N. &amp; Gaudillere, J. (2009). Performance of several models for predicting budburst date of grapevine (Vitis vinifera L.). International journal of biometeorology. 53. 317-26. doi:10.1007/s00484-009-0217-4.</text:p>
          </table:table-cell>
        </table:table-row>
        <table:table-row table:style-name="ro1">
          <table:table-cell office:value-type="string" calcext:value-type="string">
            <text:p>Genuer, R., Poggi, J. -M. &amp; Tuleau, C. (2008). Random forests: Some methodological insights. ArXiv preprint. <text:a xlink:href="https://arxiv.org/abs/0811.3619" xlink:type="simple">https://arxiv.org/abs/0811.3619</text:a>.</text:p>
          </table:table-cell>
        </table:table-row>
        <table:table-row table:style-name="ro1">
          <table:table-cell office:value-type="string" calcext:value-type="string">
            <text:p>Gilmore, E. &amp; Rogers, J. S. (1958). Heat Units as a Method of Measuring Maturity in Corn1. Agronomy Journal - AGRON J. 50. doi:10.2134/agronj1958.00021962005000100014x.</text:p>
          </table:table-cell>
        </table:table-row>
        <table:table-row table:style-name="ro1">
          <table:table-cell office:value-type="string" calcext:value-type="string">
            <text:p>Gitelson, A. &amp; Merzlyak, M. N. (1994). Spectral Reflectance Changes Associated with Autumn Senescence of Aesculus hippocastanum L. and Acer platanoides L. Leaves. Spectral Features and Relation to Chlorophyll Estimation. Journal of Plant Physiology, 143(3), 286–292. doi:10.1016/s0176-1617(11)81633-0</text:p>
          </table:table-cell>
        </table:table-row>
        <table:table-row table:style-name="ro1">
          <table:table-cell office:value-type="string" calcext:value-type="string">
            <text:p>Gitelson, A. A., Kaufman, Y. J. &amp; Merzlyak, M. N. (1996). Use of a green channel in remote sensing of global vegetation from EOS-MODIS. Remote Sensing of Environment, 58(3), 289–298. doi:10.1016/s0034-4257(96)00072-7</text:p>
          </table:table-cell>
        </table:table-row>
        <table:table-row table:style-name="ro1">
          <table:table-cell office:value-type="string" calcext:value-type="string">
            <text:p>Gómez, D., Salvador, P., Sanz, J. &amp; Casanova, J. L. (2019). Potato Yield Prediction Using Machine Learning Techniques and Sentinel 2 Data. Remote Sensing, 11(15), 1745. doi:10.3390/rs11151745</text:p>
          </table:table-cell>
        </table:table-row>
        <table:table-row table:style-name="ro1">
          <table:table-cell office:value-type="string" calcext:value-type="string">
            <text:p>Gordon, R. &amp; Bootsma, A. (1993). Analyses of growing degree-days for agriculture in Atlantic Canada. Climate Research - CLIMATE RES. 3. 169-176. doi:10.3354/cr003169.</text:p>
          </table:table-cell>
        </table:table-row>
        <table:table-row table:style-name="ro1">
          <table:table-cell office:value-type="string" calcext:value-type="string">
            <text:p>Grigorieva, E., Matzarakis, A., De Freitas, C. (2010) Analysis of grow-ing degree-days as a climate impact indicator in a region with extreme annual air temperature amplitude. Clim Res 42:143–154. <text:a xlink:href="https://doi.org/10.3354/cr00888" xlink:type="simple">https://doi.org/10.3354/cr00888</text:a></text:p>
          </table:table-cell>
        </table:table-row>
        <table:table-row table:style-name="ro1">
          <table:table-cell office:value-type="string" calcext:value-type="string">
            <text:p>Gris, E., Burin, V., Brighenti, E., Vieira, H., Bordignon-Luiz, M. &amp; Bordignon, M. (2010). Phenology and ripening of Vitis vinifera grape varieties in São Joaquim, southern Brazil: a new South American wine growing region. Ciencia e Investigacion Agraria. 37. 61-75. doi:10.4067/S0718-16202010000200007.</text:p>
          </table:table-cell>
        </table:table-row>
        <table:table-row table:style-name="ro1">
          <table:table-cell office:value-type="string" calcext:value-type="string">
            <text:p>Grömping, U. (2009). Variable Importance Assessment in Regression: Linear Regression versus Random Forest. The American Statistician, 63(4), 308–319. doi:10.1198/tast.2009.08199</text:p>
          </table:table-cell>
        </table:table-row>
        <table:table-row table:style-name="ro1">
          <table:table-cell office:value-type="string" calcext:value-type="string">
            <text:p>Habte, L., Shiferaw, N., Mulatu, D., Thenepalli, T., Chilakala, R. &amp; Ahn, J. W. (2019). Synthesis of Nano-Calcium Oxide from Waste Eggshell by Sol-Gel Method. Sustainability, 11(11), 3196. doi:10.3390/su11113196 </text:p>
          </table:table-cell>
        </table:table-row>
        <table:table-row table:style-name="ro1">
          <table:table-cell office:value-type="string" calcext:value-type="string">
            <text:p>Ho. T. K. (1995). Random decision forests. Proceedings of 3rd International Conference on Document Analysis and Recognition. doi:10.1109/icdar.1995.598994 </text:p>
          </table:table-cell>
        </table:table-row>
        <table:table-row table:style-name="ro1">
          <table:table-cell office:value-type="string" calcext:value-type="string">
            <text:p>Hothorn, T., Hornik, K. &amp; Zeileis, A. (2006). Unbiased Recursive Partitioning: A Conditional Inference Framework. Journal of Computational and Graphical Statistics, 15(3), 651–674. doi:10.1198/106186006x133933</text:p>
          </table:table-cell>
        </table:table-row>
        <table:table-row table:style-name="ro1">
          <table:table-cell office:value-type="string" calcext:value-type="string">
            <text:p>Huang, S., Tang, L., Hupy, J. P., Wang, Y. &amp; Shao, G. (2020). A commentary review on the use of normalized difference vegetation index (NDVI) in the era of popular remote sensing. Journal of Forestry Research. doi:10.1007/s11676-020-01155-1 </text:p>
          </table:table-cell>
        </table:table-row>
        <table:table-row table:style-name="ro1">
          <table:table-cell office:value-type="string" calcext:value-type="string">
            <text:p>Jackson, D. &amp; Looney, N. (1999). Stone fruits. In: Jackson, D.I., Looney, N.E. (Eds.), Temperate and Subtropical Fruit Production. CABI Publishing, p. 180.</text:p>
          </table:table-cell>
        </table:table-row>
        <table:table-row table:style-name="ro1">
          <table:table-cell office:value-type="string" calcext:value-type="string">
            <text:p>Kriegler F.J., Malila W.A., Nalepka R.F., Richardson W. (1969). Preprocessing transformations and their effect on multispectral recognition. Remote Sens Environ VI:97–132</text:p>
          </table:table-cell>
        </table:table-row>
        <table:table-row table:style-name="ro1">
          <table:table-cell office:value-type="string" calcext:value-type="string">
            <text:p>Kriegler, F., Malila, W., Nalepka, R., &amp; Richardson, W. (1969). Preprocessing transformations and their effect on multispectral recognition. Proceedings of the 6th International Symposium on Remote Sensing of Environment. Ann Arbor, MI: University of Michigan, 97-131.</text:p>
          </table:table-cell>
        </table:table-row>
        <table:table-row table:style-name="ro1">
          <table:table-cell office:value-type="string" calcext:value-type="string">
            <text:p>Kuhn, M. (2010). Variable Selection Using the caret Package. Caret, Recursive Feature Elimination. https://topepo.github.io/caret/recursive-feature-elimination.html</text:p>
          </table:table-cell>
        </table:table-row>
        <table:table-row table:style-name="ro1">
          <table:table-cell office:value-type="string" calcext:value-type="string">
            <text:p>Li, X., Zhang, X., Niu, J., Tong, L., Kang, S., TS, D., Li, S. &amp; Ding, R. (2016). Irrigation water productivity is more influenced by agronomic practice factors than by climatic factors in Hexi Corridor, Northwest China. Scientific Reports. 6. 37971. doi:10.1038/srep37971.</text:p>
          </table:table-cell>
        </table:table-row>
        <table:table-row table:style-name="ro1">
          <table:table-cell office:value-type="string" calcext:value-type="string">
            <text:p>Little, R. (1988). Missing-Data Adjustments in Large Surveys. Journal of Business &amp; Economic Statistics, 6(3), 287. doi:10.2307/1391878</text:p>
          </table:table-cell>
        </table:table-row>
        <table:table-row table:style-name="ro1">
          <table:table-cell office:value-type="string" calcext:value-type="string">
            <text:p>Liu, H. &amp; Huete, A. (1995). A feedback based modification of the NDVI to minimize canopy background and atmospheric noise. IEEE Transactions on Geoscience and Remote Sensing, 33(2), 457–465. doi:10.1109/36.377946 </text:p>
          </table:table-cell>
        </table:table-row>
        <table:table-row table:style-name="ro1">
          <table:table-cell table:style-name="ce8" office:value-type="string" calcext:value-type="string">
            <text:p>Martinez-Ferrer, L., Piles, M. &amp; Camps-Valls, G. (2020). Crop Yield Estimation and Interpretability With Gaussian Processes. IEEE Geoscience and Remote Sensing Letters, 1–5. doi:10.1109/lgrs.2020.3016140</text:p>
          </table:table-cell>
        </table:table-row>
        <table:table-row table:style-name="ro1">
          <table:table-cell office:value-type="string" calcext:value-type="string">
            <text:p>Matzarakis,  A.,  Ivanova,  D.,  Balafoutis,  C. &amp; Makrogiannis,  T.  (2007).  Climatology   of   growing   degree   days   in   Greece.   Climate   Research 34: 233-240. doi:<text:a xlink:href="https://doi.org/10.3354/cr00888" xlink:type="simple">https://doi.org/10.3354/cr00888</text:a></text:p>
          </table:table-cell>
        </table:table-row>
        <table:table-row table:style-name="ro1">
          <table:table-cell office:value-type="string" calcext:value-type="string">
            <text:p>McMaster, G. (1997). Growing degree-days: one equation, two interpretations. Agricultural and Forest Meteorology, 87(4), 291–300. doi:10.1016/s0168-1923(97)0002</text:p>
          </table:table-cell>
        </table:table-row>
        <table:table-row table:style-name="ro1">
          <table:table-cell office:value-type="string" calcext:value-type="string">
            <text:p>McMaster, G. S. &amp; Smika, D. E. (1988). Estimation and evaluation of winter wheat phenology in the central Great Plains. Agricultural and Forest Meteorology, 43(1), 1–18. doi:10.1016/0168-1923(88)90002</text:p>
          </table:table-cell>
        </table:table-row>
        <table:table-row table:style-name="ro1">
          <table:table-cell office:value-type="string" calcext:value-type="string">
            <text:p>Mercier, A., Betbeder, J., Rapinel, S., Jegou, N., Baudry, J. &amp; Hubert-Moy, L. (2020). Evaluation of Sentinel-1 and -2 time series for estimating LAI and biomass of wheat and rapeseed crop types. Journal of Applied Remote Sensing. 14. 1. doi:10.1117/1.JRS.14.024512</text:p>
          </table:table-cell>
        </table:table-row>
        <table:table-row table:style-name="ro1">
          <table:table-cell office:value-type="string" calcext:value-type="string">
            <text:p>Miller, A. (1976). The climate of Chile, in Schwerdtfeger, W., ed., World survey of climatology 12: Climates of Central and South America. Amsterdam, Netherlands, Elsevier. 113-145. </text:p>
          </table:table-cell>
        </table:table-row>
        <table:table-row table:style-name="ro1">
          <table:table-cell office:value-type="string" calcext:value-type="string">
            <text:p>Miranda, C., Santesteban, L. &amp; Royo, J. B. (2013). Evaluation and fitting of models for determining peach phenological stages at a regional scale. Agricultural and Forest Meteorology. 178. 1-11. doi:10.1016/j.agrformet.2013.04.016. </text:p>
          </table:table-cell>
        </table:table-row>
        <table:table-row table:style-name="ro1">
          <table:table-cell office:value-type="string" calcext:value-type="string">
            <text:p>Mosavi, A., Sajedi-Hosseini, F., Choubin, B., Taromideh, F., Rahi, G. &amp; Dineva, A. (2020). Susceptibility Mapping of Soil Water Erosion Using Machine Learning Models. Water, 12(7), 1995. doi:10.3390/w12071995</text:p>
          </table:table-cell>
        </table:table-row>
        <table:table-row table:style-name="ro1">
          <table:table-cell office:value-type="string" calcext:value-type="string">
            <text:p>Nguyen, M. D., Baez-Villanueva, O. M., Bui, D. D., Nguyen, P. T. &amp; Ribbe, L. (2020). Harmonization of Landsat and Sentinel 2 for Crop Monitoring in Drought Prone Areas: Case Studies of Ninh Thuan (Vietnam) and Bekaa (Lebanon). Remote Sensing, 12(2), 281. doi:10.3390/rs12020281 </text:p>
          </table:table-cell>
        </table:table-row>
        <table:table-row table:style-name="ro1">
          <table:table-cell office:value-type="string" calcext:value-type="string">
            <text:p>Ortega-Farias, S., Lozano, P., Leon, L. (2002). Development of models for predicting phenology and evolution of maturity in cv. Cabernet Sauvignon and Chardonnay grapevines. Agricultura Técnica (ISSN: 0365-2807) Vol 62 Num 1. doi:10.4067/S0365-28072002000100003</text:p>
          </table:table-cell>
        </table:table-row>
        <table:table-row table:style-name="ro1">
          <table:table-cell office:value-type="string" calcext:value-type="string">
            <text:p>Piña, S. &amp; Bautista, D. (2004). CICLO FENOLÓGICO DE CULTIVARES DE VID (Vitis vinifera L.) PARA MESA EN CONDICIONES TROPICALES. Bioagro. 16.</text:p>
          </table:table-cell>
        </table:table-row>
        <table:table-row table:style-name="ro1">
          <table:table-cell office:value-type="string" calcext:value-type="string">
            <text:p>Pipia, L., Muñoz-Marí, J., Amin, E., Belda, S., Camps-Valls, G. &amp; Verrelst, J. (2019). Fusing optical and SAR time series for LAI gap fillingwith multioutput Gaussian processes. Remote Sensing of Environment, 235, 111452. doi:10.1016/j.rse.2019.111452 </text:p>
          </table:table-cell>
        </table:table-row>
        <table:table-row table:style-name="ro1">
          <table:table-cell office:value-type="string" calcext:value-type="string">
            <text:p>Rasmussen, C. E. (2004). Gaussian Processes in Machine Learning. Lecture Notes in Computer Science, 63–71. doi:10.1007/978-3-540-28650-9_4</text:p>
          </table:table-cell>
        </table:table-row>
        <table:table-row table:style-name="ro1">
          <table:table-cell office:value-type="string" calcext:value-type="string">
            <text:p>Rienth, M., Torregrosa, L., Luchaire, N., Chatbanyong, R., Lecourieux, D., Kelly, M. &amp; Romieu, C. (2014). Day and night heat stress trigger different transcriptomic responses in green and ripening grapevine (Vitis vinifera) fruit. BMC plant biology. 14. 108. doi:10.1186/1471-2229-14-108.</text:p>
          </table:table-cell>
        </table:table-row>
        <table:table-row table:style-name="ro1">
          <table:table-cell office:value-type="string" calcext:value-type="string">
            <text:p>Roltsch, W. J., Zalom, F. G., Strawn, A. J., Strand, J. F. &amp; Pitcairn, M. J. (1999). Evaluation of several degree-day estimation methods in California climates. International Journal of Biometeorology, 42(4), 169–176. doi:10.1007/s004840050101</text:p>
          </table:table-cell>
        </table:table-row>
        <table:table-row table:style-name="ro1">
          <table:table-cell office:value-type="string" calcext:value-type="string">
            <text:p>Russelle, M. P., Wilhelm, W. W., Olson, R. A. &amp; Power, J. F. (1984). Growth Analysis Based on Degree Days1. Crop Science, 24(1), 28. doi:10.2135/cropsci1984.001118</text:p>
          </table:table-cell>
        </table:table-row>
        <table:table-row table:style-name="ro1">
          <table:table-cell office:value-type="string" calcext:value-type="string">
            <text:p>Sam, M. (2018). Atmospheric Correction of Sentinel 2 Imagery in Google Earth Engine Using Py6S. Available online: https://github.com/samsammurphy/gee-atmcorr-S2 (accessed on 9 September 2019).</text:p>
          </table:table-cell>
        </table:table-row>
        <table:table-row table:style-name="ro1">
          <table:table-cell office:value-type="string" calcext:value-type="string">
            <text:p>Santos, J., Malheiro, A., Karremann, M. &amp; Pinto, J. (2010). Statistical modelling of grapevine yield in the Port Wine region under present and future climate conditions. International journal of biometeorology. 55. 119-31. doi:10.1007/s00484-010-0318-0.</text:p>
          </table:table-cell>
        </table:table-row>
        <table:table-row table:style-name="ro1">
          <table:table-cell office:value-type="string" calcext:value-type="string">
            <text:p>Sapkota, A., Moha D. S., Hom N. G., Bishal S. &amp; Dinesh P. (2021). Effect of Organic and Inorganic Sources of Nitrogen on Growth, Yield, and Quality of Beetroot Varieties in Nepal. Nitrogen 2, no. 3: 378-391. doi:https://doi.org/10.3390/nitrogen2030026</text:p>
          </table:table-cell>
        </table:table-row>
        <table:table-row table:style-name="ro1">
          <table:table-cell office:value-type="string" calcext:value-type="string">
            <text:p>Sarricolea, P., Herrera-Ossandon, M. &amp; Meseguer-Ruiz, Ó. (2016). Climatic regionalisation of continental Chile. Journal of Maps, 13(2), 66–73. doi:10.1080/17445647.2016.1259592</text:p>
          </table:table-cell>
        </table:table-row>
        <table:table-row table:style-name="ro1">
          <table:table-cell office:value-type="string" calcext:value-type="string">
            <text:p>Schläpfer, D., Schaepman, M. &amp; Strobl, P. (2001). Impact Of Spatial Resampling Methods On The Radiometric Accuracy Of Airborne Imaging Spectrometer Data.</text:p>
          </table:table-cell>
        </table:table-row>
        <table:table-row table:style-name="ro1">
          <table:table-cell office:value-type="string" calcext:value-type="string">
            <text:p>Schulz, E., Speekenbrink, M. &amp; Krause, A. (2018). A tutorial on Gaussian process regression: Modelling, exploring, and exploiting functions. Journal of Mathematical Psychology, 85, 1–16. doi:10.1016/j.jmp.2018.03.001 </text:p>
          </table:table-cell>
        </table:table-row>
        <table:table-row table:style-name="ro1">
          <table:table-cell office:value-type="string" calcext:value-type="string">
            <text:p>Schwartz, M. (2003). Phenology: An Integrative Environmental Science. Doi:10.1007/978-94-007-0632-3.</text:p>
          </table:table-cell>
        </table:table-row>
        <table:table-row table:style-name="ro1">
          <table:table-cell office:value-type="string" calcext:value-type="string">
            <text:p>Seccia, A., Santeramo, F. G., &amp; Nardone, G. (2017). Old and new competitions in the world trade of table grapes. </text:p>
          </table:table-cell>
        </table:table-row>
        <table:table-row table:style-name="ro1">
          <table:table-cell office:value-type="string" calcext:value-type="string">
            <text:p>Segarra, J., Buchaillot, M. L., Araus, J. L. &amp; Kefauver, S. C. (2020). Remote Sensing for Precision Agriculture: Sentinel-2 Improved Features and Applications. Agronomy, 10(5), 641. doi:10.3390/agronomy10050641</text:p>
          </table:table-cell>
        </table:table-row>
        <table:table-row table:style-name="ro1">
          <table:table-cell office:value-type="string" calcext:value-type="string">
            <text:p>Shahhosseini, M., Hu, G., Huber, I. &amp; Archontoulis, S. V. (2021). Coupling machine learning and crop modeling improves crop yield prediction in the US Corn Belt. Scientific Reports, 11(1). doi:10.1038/s41598-020-80820-1 </text:p>
          </table:table-cell>
        </table:table-row>
        <table:table-row table:style-name="ro1">
          <table:table-cell office:value-type="string" calcext:value-type="string">
            <text:p>Shanahan, J., Schepers, J.S., Francis, D., Varvel, G., Wilhelm, W., Tringe, J., Schlemmer, M. &amp; Major, D. (2001). Use of Remote-Sensing Imagery to Estimate Corn Grain Yield. Agronomy Journal. 93. 583-589. doi:10.2134/agronj2001.933583x.</text:p>
          </table:table-cell>
        </table:table-row>
        <table:table-row table:style-name="ro1">
          <table:table-cell office:value-type="string" calcext:value-type="string">
            <text:p>Shang, J., Liu, J., Poncos, V., Geng, X., Qian, B., Chen, Q., Dong, T., Macdonald, D., Martin, T., Kovacs, J. &amp; Walters, D. (2020). Detection of Crop Seeding and Harvest through Analysis of Time-Series Sentinel-1 Interferometric SAR Data. Remote Sensing, 12(10), 1551. doi:10.3390/rs12101551</text:p>
          </table:table-cell>
        </table:table-row>
        <table:table-row table:style-name="ro1">
          <table:table-cell office:value-type="string" calcext:value-type="string">
            <text:p>Smith, P. J., Bootsma, A. &amp; Gates, A. D. (1982). Heat units in relation to corn maturity in the Atlantic region of Canada. Agricultural Meteorology, 26(3), 201–213. doi:10.1016/0002-1571(82)90031-0 </text:p>
          </table:table-cell>
        </table:table-row>
        <table:table-row table:style-name="ro1">
          <table:table-cell office:value-type="string" calcext:value-type="string">
            <text:p>Svetnik, V., Liaw, A., Tong, C., Culberson, J. C., Sheridan, R. P. &amp; Feuston, B. P. (2003). Random Forest:  A Classification and Regression Tool for Compound Classification and QSAR Modeling. Journal of Chemical Information and Computer Sciences, 43(6), 1947–1958. doi:10.1021/ci034160g </text:p>
          </table:table-cell>
        </table:table-row>
        <table:table-row table:style-name="ro1">
          <table:table-cell office:value-type="string" calcext:value-type="string">
            <text:p>Torabian, S., Farhangi-Abriz, S., Qin, R., Noulas, C., Sathuvalli, V., Charlton, B. &amp; Loka, D. A. (2021). Potassium: A Vital Macronutrient in Potato Production—A Review. Agronomy, 11(3), 543. doi:10.3390/agronomy11030543</text:p>
          </table:table-cell>
        </table:table-row>
        <table:table-row table:style-name="ro1">
          <table:table-cell office:value-type="string" calcext:value-type="string">
            <text:p>Turrado, C., López, M., Lasheras, F., Gómez, B., Rollé, J. &amp; Juez, F. (2014). Missing Data Imputation of Solar Radiation Data under Different Atmospheric Conditions. Sensors, 14(11), 20382–20399. doi:10.3390/s141120382</text:p>
          </table:table-cell>
        </table:table-row>
        <table:table-row table:style-name="ro1">
          <table:table-cell office:value-type="string" calcext:value-type="string">
            <text:p>Upreti, D., Huang, W., Kong, W., Pascucci, S., Pignatti, S., Zhou, X., Ye, H. &amp; Casa, R. (2019). A Comparison of Hybrid Machine Learning Algorithms for the Retrieval of Wheat Biophysical Variables from Sentinel-2. Remote Sensing, 11(5), 481. doi:10.3390/rs11050481</text:p>
          </table:table-cell>
        </table:table-row>
        <table:table-row table:style-name="ro1">
          <table:table-cell office:value-type="string" calcext:value-type="string">
            <text:p>Urrutia-Jalabert, R., González, M., Gonzalez, A., Lara, A., &amp; Garreaud, R. (2018). Climate variability and forest fires in central and south-central Chile. Ecosphere. 9. doi:10.1002/ecs2.2171.</text:p>
          </table:table-cell>
        </table:table-row>
        <table:table-row table:style-name="ro1">
          <table:table-cell office:value-type="string" calcext:value-type="string">
            <text:p>Valenzuela, G.B., (1978). Suelo de fundacion del gran Santiago (In Spanish with English abstract), Instituto de Investigaciones Geologicas. Santiago, Chile, 33, 1–27.</text:p>
          </table:table-cell>
        </table:table-row>
        <table:table-row table:style-name="ro1">
          <table:table-cell office:value-type="string" calcext:value-type="string">
            <text:p>Van Rossum, G. &amp; Drake Jr, F. L. (1995). Python reference manual. Centrum voor Wiskunde en Informatica Amsterdam.</text:p>
          </table:table-cell>
        </table:table-row>
        <table:table-row table:style-name="ro1">
          <table:table-cell office:value-type="string" calcext:value-type="string">
            <text:p>Van Rossum, G. &amp; Drake, F. L. (2009). Python 3 Reference Manual. Scotts Valley, CA: CreateSpace.</text:p>
          </table:table-cell>
        </table:table-row>
        <table:table-row table:style-name="ro1">
          <table:table-cell office:value-type="string" calcext:value-type="string">
            <text:p>Verdugo-Va ́squez, <text:s/>N., <text:s/>Pan ̃itrur-De <text:s/>la <text:s/>Fuente, <text:s/>C., <text:s/>&amp; <text:s/>Ortega-Farı ́as, <text:s/>S. <text:s/>(2017). <text:s/>Model <text:s/>development <text:s/>to <text:s/>predict <text:s/>pheno-logical scales of table grapes (cvs. Thompson, Crimson andSuperior Seedless and Red Globe) using growing degreedays.OENO One, 51(3), 277–288. doi:10.20870/oeno-one.2017.51.2.1833.</text:p>
          </table:table-cell>
        </table:table-row>
        <table:table-row table:style-name="ro1">
          <table:table-cell office:value-type="string" calcext:value-type="string">
            <text:p>Verrelst, J., Muñoz, J., Alonso, L., Delegido, J., Rivera, J. P., Camps-Valls, G. &amp; Moreno, J. (2012). Machine learning regression algorithms for biophysical parameter retrieval: Opportunities for Sentinel-2 and -3. Remote Sensing of Environment, 118, 127–139. doi:10.1016/j.rse.2011.11.002 </text:p>
          </table:table-cell>
        </table:table-row>
        <table:table-row table:style-name="ro1">
          <table:table-cell office:value-type="string" calcext:value-type="string">
            <text:p>Viale, M. &amp; Garreaud, R. (2015). Orographic effects of the subtropical and extratropical Andes on upwind precipitating clouds: EFFECTS OF THE ANDES ON PRECIPITATION. Journal of Geophysical Research: Atmospheres. 120. doi:10.1002/2014JD023014.</text:p>
          </table:table-cell>
        </table:table-row>
        <table:table-row table:style-name="ro1">
          <table:table-cell office:value-type="string" calcext:value-type="string">
            <text:p>Wang, J. Y. (1960). A Critique of the Heat Unit Approach to Plant Response Studies. Ecology, 41(4), 785–790. doi:10.2307/1931815</text:p>
          </table:table-cell>
        </table:table-row>
        <table:table-row table:style-name="ro1">
          <table:table-cell office:value-type="string" calcext:value-type="string">
            <text:p>Wesonga, R. (2015). On multivariate imputation and forecasting of decadal wind speed missing data. SpringerPlus, 4(1). doi:10.1186/s40064-014-0774-9</text:p>
          </table:table-cell>
        </table:table-row>
        <table:table-row table:style-name="ro1">
          <table:table-cell office:value-type="string" calcext:value-type="string">
            <text:p>Williams C.K.I. (1998) Prediction with Gaussian Processes: From Linear Regression to Linear Prediction and Beyond. In: Jordan M.I. (eds) Learning in Graphical Models. NATO ASI Series (Series D: Behavioural and Social Sciences), vol 89. Springer, Dordrecht. doi:https://doi.org/10.1007/978-94-011-5014-9_23</text:p>
          </table:table-cell>
        </table:table-row>
        <table:table-row table:style-name="ro1">
          <table:table-cell office:value-type="string" calcext:value-type="string">
            <text:p>Wolanin, A., Camps-Valls, G., Gómez-Chova, L., Mateo-García, G., van der Tol, C., Zhang, Y. &amp; Guanter, L. (2019). Estimating crop primary productivity with Sentinel-2 and Landsat 8 using machine learning methods trained with radiative transfer simulations. Remote Sensing of Environment, 225, 441–457. doi:10.1016/j.rse.2019.03.002</text:p>
          </table:table-cell>
        </table:table-row>
        <table:table-row table:style-name="ro1">
          <table:table-cell office:value-type="string" calcext:value-type="string">
            <text:p>Xia, R. (2009). Comparison of Random Forests and Cforest: Variable Importance Measures and Prediction Accuracies. All Graduate Plan B and other Reports. 1255. <text:a xlink:href="https://digitalcommons.usu.edu/gradreports/1255" xlink:type="simple">https://digitalcommons.usu.edu/gradreports/1255</text:a></text:p>
          </table:table-cell>
        </table:table-row>
        <table:table-row table:style-name="ro1">
          <table:table-cell office:value-type="string" calcext:value-type="string">
            <text:p>Zavalloni, C., Andresen, J. &amp; Flore, J. (2006). Phenological Models of Flower Bud Stages and Fruit Growth of `Montmorency' Sour Cherry Based on Growing Degree-day Accumulation. Journal of the American Society for Horticultural Science. American Society for Horticultural Science. 131. doi:10.21273/JASHS.131.5.601.</text:p>
          </table:table-cell>
        </table:table-row>
        <table:table-row table:style-name="ro1">
          <table:table-cell office:value-type="string" calcext:value-type="string">
            <text:p>Zhao, Y., Potgieter, A. B., Zhang, M., Wu, B. &amp; Hammer, G. L. (2020). Predicting Wheat Yield at the Field Scale by Combining High-Resolution Sentinel-2 Satellite Imagery and Crop Modelling. Remote Sensing, 12(6), 1024. doi:10.3390/rs12061024</text:p>
          </table:table-cell>
        </table:table-row>
        <table:table-row table:style-name="ro1">
          <table:table-cell office:value-type="string" calcext:value-type="string">
            <text:p>Zvarevashe, K. &amp; Olugbara, O. O. (2018). Gender Voice Recognition Using Random Forest Recursive Feature Elimination with Gradient Boosting Machines. 2018 International Conference on Advances in Big Data, Computing and Data Communication Systems (icABCD). doi:10.1109/icabcd.2018.8465466</text:p>
          </table:table-cell>
        </table:table-row>
      </table:table>
      <table:named-expressions/>
      <table:database-ranges>
        <table:database-range table:name="__Anonymous_Sheet_DB__1" table:target-range-address="Sheet2.B11:Sheet2.B11" table:contains-header="false" table:orientation="column"/>
        <table:database-range table:name="__Anonymous_Sheet_DB__3" table:target-range-address="Sheet4.A1:Sheet4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1:33:23.7152553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alonso Alarcón Díaz</meta:initial-creator>
    <meta:creation-date>2021-09-21T09:14:40.755606814</meta:creation-date>
    <dc:date>2021-09-23T15:27:46.298515811</dc:date>
    <dc:creator>Diego alonso Alarcón Díaz</dc:creator>
    <meta:editing-duration>PT1H49M23S</meta:editing-duration>
    <meta:editing-cycles>2</meta:editing-cycles>
    <meta:generator>LibreOffice/7.2.1.2$Linux_X86_64 LibreOffice_project/20$Build-2</meta:generator>
    <meta:document-statistic meta:table-count="4" meta:cell-count="163" meta:object-count="4"/>
  </office:meta>
</office:document-meta>
</file>

<file path=Object 1/content.xml><?xml version="1.0" encoding="utf-8"?>
<math xmlns="http://www.w3.org/1998/Math/MathML" display="block">
  <semantics>
    <mrow>
      <mi mathvariant="italic">NDVI</mi>
      <mo stretchy="false">=</mo>
      <mfrac>
        <mrow>
          <mo fence="true" form="prefix" stretchy="true">(</mo>
          <mrow>
            <mrow>
              <mi mathvariant="italic">NIR</mi>
              <mi>−</mi>
              <mtext>RED</mtext>
            </mrow>
          </mrow>
          <mo fence="true" form="postfix" stretchy="true">)</mo>
        </mrow>
        <mrow>
          <mo fence="true" form="prefix" stretchy="true">(</mo>
          <mrow>
            <mrow>
              <mi mathvariant="italic">NIR</mi>
              <mo stretchy="false">+</mo>
              <mtext>RED</mtext>
            </mrow>
          </mrow>
          <mo fence="true" form="postfix" stretchy="true">)</mo>
        </mrow>
      </mfrac>
    </mrow>
    <annotation encoding="StarMath 5.0">NDVI = {left (NIR − "RED" right )} over {left (NIR + "RED" right )}</annotation>
  </semantics>
</math>
</file>

<file path=Object 2/content.xml><?xml version="1.0" encoding="utf-8"?>
<math xmlns="http://www.w3.org/1998/Math/MathML" display="block">
  <semantics>
    <mrow>
      <mi mathvariant="italic">GNDVI</mi>
      <mo stretchy="false">=</mo>
      <mfrac>
        <mrow>
          <mo fence="true" form="prefix" stretchy="true">(</mo>
          <mrow>
            <mrow>
              <mi mathvariant="italic">NIR</mi>
              <mi>−</mi>
              <mtext>GREEN</mtext>
            </mrow>
          </mrow>
          <mo fence="true" form="postfix" stretchy="true">)</mo>
        </mrow>
        <mrow>
          <mo fence="true" form="prefix" stretchy="true">(</mo>
          <mrow>
            <mrow>
              <mi mathvariant="italic">NIR</mi>
              <mo stretchy="false">+</mo>
              <mtext>GREEN</mtext>
            </mrow>
          </mrow>
          <mo fence="true" form="postfix" stretchy="true">)</mo>
        </mrow>
      </mfrac>
    </mrow>
    <annotation encoding="StarMath 5.0">GNDVI = {left (NIR − "GREEN" right )} over {left (NIR + "GREEN" right )}</annotation>
  </semantics>
</math>
</file>

<file path=Object 3/content.xml><?xml version="1.0" encoding="utf-8"?>
<math xmlns="http://www.w3.org/1998/Math/MathML" display="block">
  <semantics>
    <mrow>
      <mi mathvariant="italic">EVI</mi>
      <mo stretchy="false">=</mo>
      <mfrac>
        <mrow>
          <mn>2.5</mn>
          <mi>×</mi>
          <mrow>
            <mo fence="true" form="prefix" stretchy="true">(</mo>
            <mrow>
              <mrow>
                <mi mathvariant="italic">NIR</mi>
                <mi>−</mi>
                <mtext>RED</mtext>
              </mrow>
            </mrow>
            <mo fence="true" form="postfix" stretchy="true">)</mo>
          </mrow>
        </mrow>
        <mrow>
          <mo fence="true" form="prefix" stretchy="true">(</mo>
          <mrow>
            <mrow>
              <mrow>
                <mi mathvariant="italic">NIR</mi>
                <mo stretchy="false">+</mo>
                <mi>C</mi>
              </mrow>
              <mn>1</mn>
              <mi>×</mi>
              <mtext>RED</mtext>
              <mi>−</mi>
              <mi>C</mi>
              <mn>2</mn>
              <mi>×</mi>
              <mrow>
                <mtext>BLUE</mtext>
                <mo stretchy="false">+</mo>
                <mi>L</mi>
              </mrow>
            </mrow>
          </mrow>
          <mo fence="true" form="postfix" stretchy="true">)</mo>
        </mrow>
      </mfrac>
    </mrow>
    <annotation encoding="StarMath 5.0">EVI = {2.5 × left (NIR − "RED" right )} over {left (NIR + C 1 × "RED" − C 2 × "BLUE" + L right )}</annotation>
  </semantics>
</math>
</file>

<file path=Object 4/content.xml><?xml version="1.0" encoding="utf-8"?>
<math xmlns="http://www.w3.org/1998/Math/MathML" display="block">
  <semantics>
    <mrow>
      <mi mathvariant="italic">NDWI</mi>
      <mo stretchy="false">=</mo>
      <mfrac>
        <mrow>
          <mo fence="true" form="prefix" stretchy="true">(</mo>
          <mrow>
            <mrow>
              <mi mathvariant="italic">NIR</mi>
              <mi>−</mi>
              <mi mathvariant="italic">SWIR</mi>
            </mrow>
          </mrow>
          <mo fence="true" form="postfix" stretchy="true">)</mo>
        </mrow>
        <mrow>
          <mo fence="true" form="prefix" stretchy="true">(</mo>
          <mrow>
            <mrow>
              <mi mathvariant="italic">NIR</mi>
              <mo stretchy="false">+</mo>
              <mi mathvariant="italic">SWIR</mi>
            </mrow>
          </mrow>
          <mo fence="true" form="postfix" stretchy="true">)</mo>
        </mrow>
      </mfrac>
    </mrow>
    <annotation encoding="StarMath 5.0">NDWI = {left (NIR − SWIR right )} over {left (NIR + SWIR right )}</annotation>
  </semantics>
</math>
</file>